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0f7c" officeooo:paragraph-rsid="000d0f7c"/>
    </style:style>
    <style:style style:name="P2" style:family="paragraph" style:parent-style-name="Standard">
      <style:text-properties officeooo:rsid="000de74d" officeooo:paragraph-rsid="000de74d"/>
    </style:style>
    <style:style style:name="P3" style:family="paragraph" style:parent-style-name="Standard">
      <style:paragraph-properties fo:text-align="end" style:justify-single-word="false"/>
      <style:text-properties officeooo:rsid="000de74d" officeooo:paragraph-rsid="000de74d"/>
    </style:style>
    <style:style style:name="P4" style:family="paragraph" style:parent-style-name="Standard">
      <style:text-properties officeooo:rsid="000e801e" officeooo:paragraph-rsid="000e801e"/>
    </style:style>
    <style:style style:name="P5" style:family="paragraph" style:parent-style-name="Standard">
      <style:paragraph-properties fo:text-align="end" style:justify-single-word="false"/>
      <style:text-properties officeooo:rsid="000e801e" officeooo:paragraph-rsid="000e801e"/>
    </style:style>
    <style:style style:name="P6" style:family="paragraph" style:parent-style-name="Standard">
      <style:paragraph-properties fo:text-align="start" style:justify-single-word="false"/>
      <style:text-properties officeooo:rsid="000e801e" officeooo:paragraph-rsid="000e801e"/>
    </style:style>
    <style:style style:name="P7" style:family="paragraph" style:parent-style-name="Standard">
      <style:text-properties fo:font-weight="bold" officeooo:rsid="000de74d" officeooo:paragraph-rsid="000de74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officeooo:rsid="000de74d" officeooo:paragraph-rsid="000de74d" style:font-weight-asian="bold" style:font-weight-complex="bold"/>
    </style:style>
    <style:style style:name="P9" style:family="paragraph" style:parent-style-name="Standard">
      <style:text-properties officeooo:rsid="000f4c13" officeooo:paragraph-rsid="000f4c13"/>
    </style:style>
    <style:style style:name="P10" style:family="paragraph" style:parent-style-name="Standard">
      <style:text-properties style:text-underline-style="solid" style:text-underline-width="auto" style:text-underline-color="font-color" officeooo:rsid="000e801e" officeooo:paragraph-rsid="000e801e"/>
    </style:style>
    <style:style style:name="P11" style:family="paragraph" style:parent-style-name="Standard">
      <style:text-properties style:text-underline-style="solid" style:text-underline-width="auto" style:text-underline-color="font-color" officeooo:rsid="00117745" officeooo:paragraph-rsid="00117745"/>
    </style:style>
    <style:style style:name="P12" style:family="paragraph" style:parent-style-name="Standard">
      <style:text-properties style:text-underline-style="none" officeooo:rsid="00117745" officeooo:paragraph-rsid="00117745"/>
    </style:style>
    <style:style style:name="P13" style:family="paragraph" style:parent-style-name="Standard">
      <style:text-properties officeooo:rsid="00134def" officeooo:paragraph-rsid="00134def"/>
    </style:style>
    <style:style style:name="T1" style:family="text">
      <style:text-properties officeooo:rsid="000e801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4c13"/>
    </style:style>
    <style:style style:name="T4" style:family="text">
      <style:text-properties officeooo:rsid="000fe793"/>
    </style:style>
    <style:style style:name="T5" style:family="text">
      <style:text-properties officeooo:rsid="0010d54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4b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<text:span text:style-name="T7">pitech</text:span>.</text:p>
      <text:p text:style-name="P2">Joseph PERENIGUEZ</text:p>
      <text:p text:style-name="P13">Etudiant Epitech Nice</text:p>
      <text:p text:style-name="P13">13 rue St François de Paule</text:p>
      <text:p text:style-name="P4">06000 Nice</text:p>
      <text:p text:style-name="P1"/>
      <text:p text:style-name="P1"/>
      <text:p text:style-name="P8">SARL Super-rageux.</text:p>
      <text:p text:style-name="P3"><text:tab/>Jean CLANCHE</text:p>
      <text:p text:style-name="P3">Directeur d'entreprise fictive</text:p>
      <text:p text:style-name="P3">15 rue <text:span text:style-name="T1">des égarés</text:span></text:p>
      <text:p text:style-name="P5">10000 Coruscant</text:p>
      <text:p text:style-name="P3"/>
      <text:p text:style-name="P6"><text:span text:style-name="T2">Objet:</text:span> <text:span text:style-name="T5">[www.rage.com/fr]</text:span></text:p>
      <text:p text:style-name="P3"/>
      <text:p text:style-name="P1">Monsieur,</text:p>
      <text:p text:style-name="P1"/>
      <text:p text:style-name="P9">Nous avions pour projet le développement d<text:span text:style-name="T4">u</text:span> site web “<text:a xlink:type="simple" xlink:href="http://www.rage.com/fr"><text:span text:style-name="T4">www.rage.com/fr</text:span></text:a><text:span text:style-name="T4">”</text:span>, <text:span text:style-name="T4">site sur lequel les utilisateurs ont la possibilité de poster des anecdotes de toutes sortes, avec</text:span> pour objectif d'améliorer son ergonomie et de modifier son background.</text:p>
      <text:p text:style-name="P9">Ce projet aurrait en effet, du être terminé il y a déja une semaine malheureusement nos serveur ont rencontrés quelques problèmes et il nous a fallu tout recommencer.</text:p>
      <text:p text:style-name="P2"/>
      <text:p text:style-name="P2">Nous nous excusons <text:span text:style-name="T3">donc </text:span>pour le retard que rencontre le développement de votre site web.</text:p>
      <text:p text:style-name="P2">Nous redoublons d'efforts pour remédier a ce problème et pour pouvoir vous fournir votre commande.</text:p>
      <text:p text:style-name="P2"/>
      <text:p text:style-name="P2">Bien entendu le retard occasionné <text:span text:style-name="T1">sera déduit du coût de votre commande.</text:span></text:p>
      <text:p text:style-name="P2"/>
      <text:p text:style-name="P4">Nous excusant pour le retard occasionné.</text:p>
      <text:p text:style-name="P4"/>
      <text:p text:style-name="P4"/>
      <text:p text:style-name="P10"><text:s text:c="166"/></text:p>
      <text:p text:style-name="P12"/>
      <text:p text:style-name="P12">Joseph PERENIGUEZ</text:p>
      <text:p text:style-name="P12">Etudiant Epitech Nice</text:p>
      <text:p text:style-name="P12">13 rue St François de Paule</text:p>
      <text:p text:style-name="P12"><text:span text:style-name="T6">Tel</text:span>: 06 76 09 57 51 <text:span text:style-name="T6">mail</text:span>: <text:a xlink:type="simple" xlink:href="mailto:joseph.pereniguez@epitech.eu">joseph.pereniguez@epitech.eu</text:a></text:p>
      <text:p text:style-name="P11"><text:s text:c="1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5:46:21.550294715</meta:creation-date>
    <dc:date>2014-12-09T16:01:38.720221463</dc:date>
    <meta:editing-duration>PT38M38S</meta:editing-duration>
    <meta:editing-cycles>7</meta:editing-cycles>
    <meta:generator>LibreOffice/4.1.6.2$Linux_X86_64 LibreOffice_project/410m0$Build-2</meta:generator>
    <meta:document-statistic meta:table-count="0" meta:image-count="0" meta:object-count="0" meta:page-count="1" meta:paragraph-count="24" meta:word-count="161" meta:character-count="1364" meta:non-whitespace-character-count="893"/>
  </office:meta>
</office:document-meta>
</file>